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MTI10" svg:font-family="CMTI10" style:font-family-generic="system"/>
    <style:font-face style:name="CMR10" svg:font-family="CMR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MTI10" style:font-name-complex="CMTI10" style:letter-kerning="false"/>
    </style:style>
    <style:style style:name="T3" style:parent-style-name="Absatz-Standardschriftart" style:family="text">
      <style:text-properties style:font-name="CMR10" style:font-name-complex="CMR10" style:letter-kerning="false"/>
    </style:style>
    <style:style style:name="T4" style:parent-style-name="Absatz-Standardschriftart" style:family="text">
      <style:text-properties style:font-name="CMMI10" style:font-name-complex="CMMI10" style:letter-kerning="false"/>
    </style:style>
    <style:style style:name="T5" style:parent-style-name="Absatz-Standardschriftart" style:family="text">
      <style:text-properties style:font-name="CMR10" style:font-name-complex="CMR10" style:letter-kerning="false"/>
    </style:style>
    <style:style style:name="T6" style:parent-style-name="Absatz-Standardschriftart" style:family="text">
      <style:text-properties style:font-name="CMR8" style:font-name-complex="CMR8" style:letter-kerning="false" fo:font-size="8pt" style:font-size-asian="8pt" style:font-size-complex="8pt"/>
    </style:style>
    <style:style style:name="T7" style:parent-style-name="Absatz-Standardschriftart" style:family="text">
      <style:text-properties style:font-name="CMSY10" style:font-name-complex="CMSY10" style:letter-kerning="false"/>
    </style:style>
    <style:style style:name="T8" style:parent-style-name="Absatz-Standardschriftart" style:family="text">
      <style:text-properties style:font-name="CMR10" style:font-name-complex="CMR10" style:letter-kerning="false"/>
    </style:style>
    <style:style style:name="T9" style:parent-style-name="Absatz-Standardschriftart" style:family="text">
      <style:text-properties style:font-name="CMMI10" style:font-name-complex="CMMI10" style:letter-kerning="false"/>
    </style:style>
    <style:style style:name="T10" style:parent-style-name="Absatz-Standardschriftart" style:family="text">
      <style:text-properties style:font-name="CMMI10" style:font-name-complex="CMMI10" style:letter-kerning="false"/>
    </style:style>
    <style:style style:name="T11" style:parent-style-name="Absatz-Standardschriftart" style:family="text">
      <style:text-properties style:font-name="CMMI10" style:font-name-complex="CMMI10" fo:color="#FF0000" style:letter-kerning="false"/>
    </style:style>
    <style:style style:name="T12" style:parent-style-name="Absatz-Standardschriftart" style:family="text">
      <style:text-properties style:font-name="CMMI10" style:font-name-complex="CMMI10" fo:color="#FF0000" style:letter-kerning="false"/>
    </style:style>
    <style:style style:name="T13" style:parent-style-name="Absatz-Standardschriftart" style:family="text">
      <style:text-properties style:font-name="CMMI10" style:font-name-complex="CMMI10" fo:color="#FF0000" style:letter-kerning="false"/>
    </style:style>
    <style:style style:name="T14" style:parent-style-name="Absatz-Standardschriftart" style:family="text">
      <style:text-properties style:font-name="CMMI10" style:font-name-complex="CMMI10" fo:color="#FF0000" style:letter-kerning="false"/>
    </style:style>
    <style:style style:name="T15" style:parent-style-name="Absatz-Standardschriftart" style:family="text">
      <style:text-properties style:font-name="Helvetica" fo:color="#2B2B2B" fo:background-color="#FFFFFF"/>
    </style:style>
    <style:style style:name="T16" style:parent-style-name="Absatz-Standardschriftart" style:family="text">
      <style:text-properties style:font-name="CMMI10" style:font-name-complex="CMMI10" fo:color="#FF0000" style:letter-kerning="false"/>
    </style:style>
    <style:style style:name="P17" style:parent-style-name="Standard" style:family="paragraph">
      <style:text-properties style:font-name="CMTI10" style:font-name-complex="CMTI10" style:letter-kerning="false"/>
    </style:style>
    <style:style style:name="P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0" style:family="table-column">
      <style:table-column-properties style:column-width="2.0972in"/>
    </style:style>
    <style:style style:name="TableColumn21" style:family="table-column">
      <style:table-column-properties style:column-width="2.0979in"/>
    </style:style>
    <style:style style:name="TableColumn22" style:family="table-column">
      <style:table-column-properties style:column-width="2.0979in"/>
    </style:style>
    <style:style style:name="Table19" style:family="table">
      <style:table-properties style:width="6.2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7" style:family="table-row">
      <style:table-row-properties style:min-row-he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text-autospace="none" fo:margin-bottom="0in" fo:line-height="100%"/>
    </style:style>
    <style:style style:name="T42" style:parent-style-name="Absatz-Standardschriftart" style:family="text">
      <style:text-properties style:font-name="CMTI10" style:font-name-complex="CMTI10" style:letter-kerning="false"/>
    </style:style>
    <style:style style:name="P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6" style:family="table-column">
      <style:table-column-properties style:column-width="2.0972in"/>
    </style:style>
    <style:style style:name="TableColumn47" style:family="table-column">
      <style:table-column-properties style:column-width="2.0979in"/>
    </style:style>
    <style:style style:name="TableColumn48" style:family="table-column">
      <style:table-column-properties style:column-width="2.0979in"/>
    </style:style>
    <style:style style:name="Table45" style:family="table">
      <style:table-properties style:width="6.293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63" style:family="table-row">
      <style:table-row-properties style:min-row-he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text-autospace="none" fo:margin-bottom="0in" fo:line-height="100%"/>
    </style:style>
    <style:style style:name="T66" style:parent-style-name="Absatz-Standardschriftart" style:family="text">
      <style:text-properties style:font-name="CMTI10" style:font-name-complex="CMTI10" style:letter-kerning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73" style:family="table-column">
      <style:table-column-properties style:column-width="2.0972in"/>
    </style:style>
    <style:style style:name="TableColumn74" style:family="table-column">
      <style:table-column-properties style:column-width="2.0979in"/>
    </style:style>
    <style:style style:name="TableColumn75" style:family="table-column">
      <style:table-column-properties style:column-width="2.0979in"/>
    </style:style>
    <style:style style:name="Table72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0" style:family="table-row">
      <style:table-row-properties style:min-row-he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text-autospace="none" fo:margin-bottom="0in" fo:line-height="100%"/>
    </style:style>
    <style:style style:name="T93" style:parent-style-name="Absatz-Standardschriftart" style:family="text">
      <style:text-properties style:font-name="CMTI10" style:font-name-complex="CMTI10" style:letter-kerning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00" style:family="table-column">
      <style:table-column-properties style:column-width="2.0972in"/>
    </style:style>
    <style:style style:name="TableColumn101" style:family="table-column">
      <style:table-column-properties style:column-width="2.0979in"/>
    </style:style>
    <style:style style:name="TableColumn102" style:family="table-column">
      <style:table-column-properties style:column-width="2.0979in"/>
    </style:style>
    <style:style style:name="Table99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7" style:family="table-row">
      <style:table-row-properties style:min-row-he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20" style:parent-style-name="Absatz-Standardschriftart" style:family="text">
      <style:text-properties style:font-name="CMTI10" style:font-name-complex="CMTI10" style:letter-kerning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26" style:family="table-column">
      <style:table-column-properties style:column-width="2.0972in"/>
    </style:style>
    <style:style style:name="TableColumn127" style:family="table-column">
      <style:table-column-properties style:column-width="2.0979in"/>
    </style:style>
    <style:style style:name="TableColumn128" style:family="table-column">
      <style:table-column-properties style:column-width="2.0979in"/>
    </style:style>
    <style:style style:name="Table125" style:family="table">
      <style:table-properties style:width="6.293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43" style:family="table-row">
      <style:table-row-properties style:min-row-he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46" style:parent-style-name="Absatz-Standardschriftart" style:family="text">
      <style:text-properties style:font-name="CMTI10" style:font-name-complex="CMTI10" style:letter-kerning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49" style:family="table-row">
      <style:table-row-properties style:min-row-he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  <style:text-properties style:font-name="CMTI10" style:font-name-complex="CMTI10" style:letter-kerning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6" style:parent-style-name="Standard" style:family="paragraph">
      <style:paragraph-properties fo:break-before="page"/>
      <style:text-properties fo:hyphenate="true"/>
    </style:style>
    <style:style style:name="P157" style:parent-style-name="Standard" style:family="paragraph">
      <style:paragraph-properties fo:line-height="106%"/>
    </style:style>
    <style:style style:name="P158" style:parent-style-name="Standard" style:list-style-name="LFO1" style:family="paragraph">
      <style:paragraph-properties fo:line-height="106%"/>
    </style:style>
    <style:style style:name="T159" style:parent-style-name="Absatz-Standardschriftart" style:family="text">
      <style:text-properties fo:font-weight="bold" style:font-weight-asian="bold" style:font-weight-complex="bold"/>
    </style:style>
    <style:style style:name="P160" style:parent-style-name="Standard" style:list-style-name="LFO1" style:family="paragraph">
      <style:paragraph-properties fo:line-height="106%"/>
    </style:style>
    <style:style style:name="T161" style:parent-style-name="Absatz-Standardschriftart" style:family="text">
      <style:text-properties fo:font-weight="bold" style:font-weight-asian="bold" style:font-weight-complex="bold"/>
    </style:style>
    <style:style style:name="P162" style:parent-style-name="Standard" style:list-style-name="LFO1" style:family="paragraph">
      <style:paragraph-properties fo:line-height="106%"/>
    </style:style>
    <style:style style:name="T163" style:parent-style-name="Absatz-Standardschriftart" style:family="text">
      <style:text-properties fo:font-weight="bold" style:font-weight-asian="bold" style:font-weight-complex="bold"/>
    </style:style>
    <style:style style:name="P164" style:parent-style-name="Standard" style:list-style-name="LFO1" style:family="paragraph">
      <style:paragraph-properties fo:line-height="106%"/>
    </style:style>
    <style:style style:name="T165" style:parent-style-name="Absatz-Standardschriftart" style:family="text">
      <style:text-properties fo:font-weight="bold" style:font-weight-asian="bold" style:font-weight-complex="bold"/>
    </style:style>
    <style:style style:name="P166" style:parent-style-name="Standard" style:list-style-name="LFO1" style:family="paragraph">
      <style:paragraph-properties fo:line-height="106%"/>
    </style:style>
    <style:style style:name="T167" style:parent-style-name="Absatz-Standardschriftart" style:family="text">
      <style:text-properties fo:font-weight="bold" style:font-weight-asian="bold" style:font-weight-complex="bold"/>
    </style:style>
    <style:style style:name="P168" style:parent-style-name="Standard" style:list-style-name="LFO1" style:family="paragraph">
      <style:paragraph-properties fo:line-height="106%"/>
    </style:style>
    <style:style style:name="T169" style:parent-style-name="Absatz-Standardschriftart" style:family="text">
      <style:text-properties fo:font-weight="bold" style:font-weight-asian="bold" style:font-weight-complex="bold"/>
    </style:style>
    <style:style style:name="P170" style:parent-style-name="Standard" style:family="paragraph">
      <style:paragraph-properties fo:line-height="106%"/>
    </style:style>
    <style:style style:name="P171" style:parent-style-name="Standard" style:family="paragraph">
      <style:paragraph-properties fo:line-height="106%"/>
    </style:style>
    <style:style style:name="P172" style:parent-style-name="Standard" style:family="paragraph">
      <style:paragraph-properties fo:line-height="106%"/>
    </style:style>
    <style:style style:name="P173" style:parent-style-name="Standard" style:family="paragraph">
      <style:paragraph-properties fo:line-height="106%"/>
    </style:style>
    <style:style style:name="P174" style:parent-style-name="Standard" style:family="paragraph">
      <style:paragraph-properties fo:line-height="106%"/>
    </style:style>
    <style:style style:name="P175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176" style:parent-style-name="Standard" style:family="paragraph">
      <style:paragraph-properties style:text-autospace="none" fo:margin-bottom="0in" fo:line-height="100%"/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P1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90" style:family="table-column">
      <style:table-column-properties style:column-width="1.2583in"/>
    </style:style>
    <style:style style:name="TableColumn191" style:family="table-column">
      <style:table-column-properties style:column-width="1.2583in"/>
    </style:style>
    <style:style style:name="TableColumn192" style:family="table-column">
      <style:table-column-properties style:column-width="1.2583in"/>
    </style:style>
    <style:style style:name="TableColumn193" style:family="table-column">
      <style:table-column-properties style:column-width="1.259in"/>
    </style:style>
    <style:style style:name="TableColumn194" style:family="table-column">
      <style:table-column-properties style:column-width="1.259in"/>
    </style:style>
    <style:style style:name="Table189" style:family="table">
      <style:table-properties style:width="6.293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2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52" style:family="table-column">
      <style:table-column-properties style:column-width="1.2583in"/>
    </style:style>
    <style:style style:name="TableColumn253" style:family="table-column">
      <style:table-column-properties style:column-width="1.2583in"/>
    </style:style>
    <style:style style:name="TableColumn254" style:family="table-column">
      <style:table-column-properties style:column-width="1.2583in"/>
    </style:style>
    <style:style style:name="TableColumn255" style:family="table-column">
      <style:table-column-properties style:column-width="1.259in"/>
    </style:style>
    <style:style style:name="TableColumn256" style:family="table-column">
      <style:table-column-properties style:column-width="1.259in"/>
    </style:style>
    <style:style style:name="Table251" style:family="table">
      <style:table-properties style:width="6.293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314" style:family="table-column">
      <style:table-column-properties style:column-width="1.2583in"/>
    </style:style>
    <style:style style:name="TableColumn315" style:family="table-column">
      <style:table-column-properties style:column-width="1.2583in"/>
    </style:style>
    <style:style style:name="TableColumn316" style:family="table-column">
      <style:table-column-properties style:column-width="1.2583in"/>
    </style:style>
    <style:style style:name="TableColumn317" style:family="table-column">
      <style:table-column-properties style:column-width="1.259in"/>
    </style:style>
    <style:style style:name="TableColumn318" style:family="table-column">
      <style:table-column-properties style:column-width="1.259in"/>
    </style:style>
    <style:style style:name="Table313" style:family="table">
      <style:table-properties style:width="6.293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376" style:family="table-column">
      <style:table-column-properties style:column-width="1.2583in"/>
    </style:style>
    <style:style style:name="TableColumn377" style:family="table-column">
      <style:table-column-properties style:column-width="1.2583in"/>
    </style:style>
    <style:style style:name="TableColumn378" style:family="table-column">
      <style:table-column-properties style:column-width="1.2583in"/>
    </style:style>
    <style:style style:name="TableColumn379" style:family="table-column">
      <style:table-column-properties style:column-width="1.259in"/>
    </style:style>
    <style:style style:name="TableColumn380" style:family="table-column">
      <style:table-column-properties style:column-width="1.259in"/>
    </style:style>
    <style:style style:name="Table375" style:family="table">
      <style:table-properties style:width="6.293in" fo:margin-left="0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38" style:family="table-column">
      <style:table-column-properties style:column-width="1.2583in"/>
    </style:style>
    <style:style style:name="TableColumn439" style:family="table-column">
      <style:table-column-properties style:column-width="1.2583in"/>
    </style:style>
    <style:style style:name="TableColumn440" style:family="table-column">
      <style:table-column-properties style:column-width="1.2583in"/>
    </style:style>
    <style:style style:name="TableColumn441" style:family="table-column">
      <style:table-column-properties style:column-width="1.259in"/>
    </style:style>
    <style:style style:name="TableColumn442" style:family="table-column">
      <style:table-column-properties style:column-width="1.259in"/>
    </style:style>
    <style:style style:name="Table437" style:family="table">
      <style:table-properties style:width="6.293in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98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499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0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1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2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3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5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524" style:family="table-column">
      <style:table-column-properties style:column-width="1.2583in"/>
    </style:style>
    <style:style style:name="TableColumn525" style:family="table-column">
      <style:table-column-properties style:column-width="1.2583in"/>
    </style:style>
    <style:style style:name="TableColumn526" style:family="table-column">
      <style:table-column-properties style:column-width="1.2583in"/>
    </style:style>
    <style:style style:name="TableColumn527" style:family="table-column">
      <style:table-column-properties style:column-width="1.259in"/>
    </style:style>
    <style:style style:name="TableColumn528" style:family="table-column">
      <style:table-column-properties style:column-width="1.259in"/>
    </style:style>
    <style:style style:name="Table523" style:family="table">
      <style:table-properties style:width="6.293in" fo:margin-left="0in" table:align="lef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85" style:parent-style-name="Standard" style:family="paragraph">
      <style:paragraph-properties fo:break-before="page"/>
    </style:style>
    <style:style style:name="T586" style:parent-style-name="Absatz-Standardschriftart" style:family="text"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P587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588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589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590" style:parent-style-name="Standard" style:family="paragraph">
      <style:paragraph-properties style:text-autospace="none" fo:margin-bottom="0in"/>
    </style:style>
    <style:style style:name="T591" style:parent-style-name="DefaultParagraphFont" style:family="text">
      <style:text-properties style:font-name="CMR10" style:font-name-complex="CMR10" style:letter-kerning="false" fo:language="en" fo:country="US"/>
    </style:style>
    <style:style style:name="T592" style:parent-style-name="DefaultParagraphFont" style:family="text">
      <style:text-properties style:font-name="CMR10" style:font-name-complex="CMR10" style:letter-kerning="false" fo:language="en" fo:country="US"/>
    </style:style>
    <style:style style:name="T593" style:parent-style-name="DefaultParagraphFont" style:family="text">
      <style:text-properties style:font-name="CMR10" style:font-name-complex="CMR10" style:letter-kerning="false" fo:language="en" fo:country="US"/>
    </style:style>
    <style:style style:name="T594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595" style:parent-style-name="DefaultParagraphFont" style:family="text">
      <style:text-properties style:font-name="CMR10" style:font-name-complex="CMR10" style:letter-kerning="false" fo:language="en" fo:country="US"/>
    </style:style>
    <style:style style:name="T596" style:parent-style-name="DefaultParagraphFont" style:family="text">
      <style:text-properties style:font-name="CMR10" style:font-name-complex="CMR10" style:letter-kerning="false" fo:language="en" fo:country="US"/>
    </style:style>
    <style:style style:name="T597" style:parent-style-name="DefaultParagraphFont" style:family="text">
      <style:text-properties style:font-name="CMR10" style:font-name-complex="CMR10" style:letter-kerning="false" fo:language="en" fo:country="US"/>
    </style:style>
    <style:style style:name="P598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599" style:parent-style-name="Standard" style:family="paragraph">
      <style:paragraph-properties style:text-autospace="none" fo:margin-bottom="0in"/>
    </style:style>
    <style:style style:name="T600" style:parent-style-name="DefaultParagraphFont" style:family="text">
      <style:text-properties style:font-name="CMR10" style:font-name-complex="CMR10" style:letter-kerning="false" fo:language="en" fo:country="US"/>
    </style:style>
    <style:style style:name="T601" style:parent-style-name="DefaultParagraphFont" style:family="text">
      <style:text-properties style:font-name="CMR10" style:font-name-complex="CMR10" style:letter-kerning="false" fo:language="en" fo:country="US"/>
    </style:style>
    <style:style style:name="T602" style:parent-style-name="DefaultParagraphFont" style:family="text">
      <style:text-properties style:font-name="CMR10" style:font-name-complex="CMR10" style:letter-kerning="false" fo:language="en" fo:country="US"/>
    </style:style>
    <style:style style:name="T603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604" style:parent-style-name="DefaultParagraphFont" style:family="text">
      <style:text-properties style:font-name="CMR10" style:font-name-complex="CMR10" style:letter-kerning="false" fo:language="en" fo:country="US"/>
    </style:style>
    <style:style style:name="T605" style:parent-style-name="DefaultParagraphFont" style:family="text">
      <style:text-properties style:font-name="CMR10" style:font-name-complex="CMR10" style:letter-kerning="false" fo:language="en" fo:country="US"/>
    </style:style>
    <style:style style:name="T606" style:parent-style-name="DefaultParagraphFont" style:family="text">
      <style:text-properties style:font-name="CMR10" style:font-name-complex="CMR10" style:letter-kerning="false" fo:language="en" fo:country="US"/>
    </style:style>
    <style:style style:name="P6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11" style:parent-style-name="Standard" style:family="paragraph">
      <style:text-properties style:font-name="CMR10" style:font-name-complex="CMR10" style:letter-kerning="false"/>
    </style:style>
    <style:style style:name="TableColumn613" style:family="table-column">
      <style:table-column-properties style:column-width="1.0486in"/>
    </style:style>
    <style:style style:name="TableColumn614" style:family="table-column">
      <style:table-column-properties style:column-width="1.0486in"/>
    </style:style>
    <style:style style:name="TableColumn615" style:family="table-column">
      <style:table-column-properties style:column-width="1.0486in"/>
    </style:style>
    <style:style style:name="TableColumn616" style:family="table-column">
      <style:table-column-properties style:column-width="1.0486in"/>
    </style:style>
    <style:style style:name="TableColumn617" style:family="table-column">
      <style:table-column-properties style:column-width="1.0493in"/>
    </style:style>
    <style:style style:name="TableColumn618" style:family="table-column">
      <style:table-column-properties style:column-width="1.0493in"/>
    </style:style>
    <style:style style:name="Table612" style:family="table">
      <style:table-properties style:width="6.293in" fo:margin-left="0in" table:align="lef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90" style:parent-style-name="Standard" style:family="paragraph">
      <style:text-properties style:font-name="CMR10" style:font-name-complex="CMR10" style:letter-kerning="false"/>
    </style:style>
    <style:style style:name="P691" style:parent-style-name="Standard" style:family="paragraph">
      <style:text-properties style:font-name="CMR10" style:font-name-complex="CMR10" style:letter-kerning="false"/>
    </style:style>
    <style:style style:name="TableColumn693" style:family="table-column">
      <style:table-column-properties style:column-width="1.0486in"/>
    </style:style>
    <style:style style:name="TableColumn694" style:family="table-column">
      <style:table-column-properties style:column-width="1.0486in"/>
    </style:style>
    <style:style style:name="TableColumn695" style:family="table-column">
      <style:table-column-properties style:column-width="1.0486in"/>
    </style:style>
    <style:style style:name="TableColumn696" style:family="table-column">
      <style:table-column-properties style:column-width="1.0486in"/>
    </style:style>
    <style:style style:name="TableColumn697" style:family="table-column">
      <style:table-column-properties style:column-width="1.0493in"/>
    </style:style>
    <style:style style:name="TableColumn698" style:family="table-column">
      <style:table-column-properties style:column-width="1.0493in"/>
    </style:style>
    <style:style style:name="Table692" style:family="table">
      <style:table-properties style:width="6.293in" fo:margin-left="0in" table:align="left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0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70" style:parent-style-name="Standard" style:family="paragraph">
      <style:text-properties style:font-name="CMR10" style:font-name-complex="CMR10" style:letter-kerning="false"/>
    </style:style>
    <style:style style:name="TableColumn772" style:family="table-column">
      <style:table-column-properties style:column-width="1.0486in"/>
    </style:style>
    <style:style style:name="TableColumn773" style:family="table-column">
      <style:table-column-properties style:column-width="1.0486in"/>
    </style:style>
    <style:style style:name="TableColumn774" style:family="table-column">
      <style:table-column-properties style:column-width="1.0486in"/>
    </style:style>
    <style:style style:name="TableColumn775" style:family="table-column">
      <style:table-column-properties style:column-width="1.0486in"/>
    </style:style>
    <style:style style:name="TableColumn776" style:family="table-column">
      <style:table-column-properties style:column-width="1.0493in"/>
    </style:style>
    <style:style style:name="TableColumn777" style:family="table-column">
      <style:table-column-properties style:column-width="1.0493in"/>
    </style:style>
    <style:style style:name="Table771" style:family="table">
      <style:table-properties style:width="6.293in" fo:margin-left="0in" table:align="left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8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849" style:parent-style-name="Standard" style:family="paragraph">
      <style:text-properties style:font-name="CMR10" style:font-name-complex="CMR10" style:letter-kerning="false"/>
    </style:style>
    <style:style style:name="P850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8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53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854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855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856" style:parent-style-name="Standard" style:family="paragraph">
      <style:paragraph-properties style:text-autospace="none" fo:margin-bottom="0in"/>
    </style:style>
    <style:style style:name="T857" style:parent-style-name="DefaultParagraphFont" style:family="text">
      <style:text-properties style:font-name="CMR10" style:font-name-complex="CMR10" style:letter-kerning="false" fo:language="en" fo:country="US"/>
    </style:style>
    <style:style style:name="T858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859" style:parent-style-name="DefaultParagraphFont" style:family="text">
      <style:text-properties style:font-name="CMR10" style:font-name-complex="CMR10" style:letter-kerning="false" fo:language="en" fo:country="US"/>
    </style:style>
    <style:style style:name="T860" style:parent-style-name="DefaultParagraphFont" style:family="text">
      <style:text-properties style:font-name="CMR10" style:font-name-complex="CMR10" style:letter-kerning="false" fo:language="en" fo:country="US"/>
    </style:style>
    <style:style style:name="T861" style:parent-style-name="DefaultParagraphFont" style:family="text">
      <style:text-properties style:font-name="CMR10" style:font-name-complex="CMR10" style:letter-kerning="false" fo:language="en" fo:country="US"/>
    </style:style>
    <style:style style:name="P862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863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864" style:parent-style-name="Standard" style:family="paragraph">
      <style:paragraph-properties style:text-autospace="none" fo:margin-bottom="0in"/>
    </style:style>
    <style:style style:name="T865" style:parent-style-name="DefaultParagraphFont" style:family="text">
      <style:text-properties style:font-name="CMR10" style:font-name-complex="CMR10" style:letter-kerning="false" fo:language="en" fo:country="US"/>
    </style:style>
    <style:style style:name="T866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867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868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869" style:parent-style-name="DefaultParagraphFont" style:family="text">
      <style:text-properties style:font-name="CMR10" style:font-name-complex="CMR10" style:letter-kerning="false" fo:language="en" fo:country="US"/>
    </style:style>
    <style:style style:name="T870" style:parent-style-name="DefaultParagraphFont" style:family="text">
      <style:text-properties style:font-name="CMR10" style:font-name-complex="CMR10" style:letter-kerning="false" fo:language="en" fo:country="US"/>
    </style:style>
    <style:style style:name="T871" style:parent-style-name="DefaultParagraphFont" style:family="text">
      <style:text-properties style:font-name="CMR10" style:font-name-complex="CMR10" style:letter-kerning="false" fo:language="en" fo:country="US"/>
    </style:style>
    <style:style style:name="P8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879" style:family="table-column">
      <style:table-column-properties style:column-width="1.0479in"/>
    </style:style>
    <style:style style:name="TableColumn880" style:family="table-column">
      <style:table-column-properties style:column-width="1.0486in"/>
    </style:style>
    <style:style style:name="TableColumn881" style:family="table-column">
      <style:table-column-properties style:column-width="1.0486in"/>
    </style:style>
    <style:style style:name="TableColumn882" style:family="table-column">
      <style:table-column-properties style:column-width="1.0493in"/>
    </style:style>
    <style:style style:name="TableColumn883" style:family="table-column">
      <style:table-column-properties style:column-width="1.0493in"/>
    </style:style>
    <style:style style:name="TableColumn884" style:family="table-column">
      <style:table-column-properties style:column-width="1.0493in"/>
    </style:style>
    <style:style style:name="Table878" style:family="table">
      <style:table-properties style:width="6.293in" fo:margin-left="0in" table:align="left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29" style:family="table-row">
      <style:table-row-properties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42" style:family="table-row">
      <style:table-row-properties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007" style:family="table-column">
      <style:table-column-properties style:column-width="1.0479in"/>
    </style:style>
    <style:style style:name="TableColumn1008" style:family="table-column">
      <style:table-column-properties style:column-width="1.0486in"/>
    </style:style>
    <style:style style:name="TableColumn1009" style:family="table-column">
      <style:table-column-properties style:column-width="1.0486in"/>
    </style:style>
    <style:style style:name="TableColumn1010" style:family="table-column">
      <style:table-column-properties style:column-width="1.0493in"/>
    </style:style>
    <style:style style:name="TableColumn1011" style:family="table-column">
      <style:table-column-properties style:column-width="1.0493in"/>
    </style:style>
    <style:style style:name="TableColumn1012" style:family="table-column">
      <style:table-column-properties style:column-width="1.0493in"/>
    </style:style>
    <style:style style:name="Table1006" style:family="table">
      <style:table-properties style:width="6.293in" fo:margin-left="0in" table:align="left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20" style:family="table-row">
      <style:table-row-properties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32" style:family="table-row">
      <style:table-row-properties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45" style:family="table-row">
      <style:table-row-properties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81" style:family="table-row">
      <style:table-row-properties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94" style:family="table-row">
      <style:table-row-properties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55" style:family="table-row">
      <style:table-row-properties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79" style:family="table-row">
      <style:table-row-properties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216" style:family="table-row">
      <style:table-row-properties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9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230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31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32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33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234" style:parent-style-name="Standard" style:family="paragraph">
      <style:paragraph-properties fo:break-before="page" style:text-autospace="none" fo:margin-bottom="0in" fo:line-height="100%"/>
      <style:text-properties style:font-name="CMR10" style:font-name-complex="CMR10" fo:color="#FF0000" style:letter-kerning="false"/>
    </style:style>
    <style:style style:name="P12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38" style:parent-style-name="Standard" style:family="paragraph">
      <style:paragraph-properties style:text-autospace="none" fo:margin-bottom="0in" fo:line-height="100%"/>
    </style:style>
    <style:style style:name="T1239" style:parent-style-name="Absatz-Standardschriftart" style:family="text">
      <style:text-properties style:font-name="CMR10" style:font-name-complex="CMR10" style:letter-kerning="false"/>
    </style:style>
    <style:style style:name="T1240" style:parent-style-name="Absatz-Standardschriftart" style:family="text">
      <style:text-properties style:font-name="CMR10" style:font-name-complex="CMR10" style:letter-kerning="false"/>
    </style:style>
    <style:style style:name="P1241" style:parent-style-name="Standard" style:family="paragraph">
      <style:paragraph-properties style:text-autospace="none" fo:margin-bottom="0in" fo:line-height="100%"/>
    </style:style>
    <style:style style:name="P1242" style:parent-style-name="Standard" style:family="paragraph">
      <style:paragraph-properties style:text-autospace="none" fo:margin-bottom="0in" fo:line-height="100%"/>
    </style:style>
    <style:style style:name="P1243" style:parent-style-name="Standard" style:family="paragraph">
      <style:paragraph-properties style:text-autospace="none" fo:margin-bottom="0in" fo:line-height="100%"/>
    </style:style>
    <style:style style:name="P12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</office:automatic-styles>
  <office:body>
    <office:text text:use-soft-page-breaks="true">
      <text:p text:style-name="P1"><text:span text:style-name="T2">Adressraum<text:s/></text:span><text:span text:style-name="T3">0 bis</text:span><text:span text:style-name="T4"><text:s/></text:span><text:span text:style-name="T5">2^(</text:span><text:span text:style-name="T6">20 = Adressleitungen )<text:s/></text:span><text:span text:style-name="T7">−<text:s/></text:span><text:span text:style-name="T8">1 = 0<text:s/></text:span><text:span text:style-name="T9">. . . FFFFFh.</text:span><text:span text:style-name="T10"><text:line-break/></text:span><text:span text:style-name="T11">Wieviel Speicher kann ich maximal Adressieren?</text:span><text:span text:style-name="T12"><text:line-break/>Wie groß ist der Speicher in einem 2^16 Block?</text:span><text:span text:style-name="T13"><text:line-break/>Wie groß ist dieser bei einem 2^23?</text:span><text:span text:style-name="T14"><text:line-break/>Wie groß ist dieser bei einem 2^36?</text:span><text:span text:style-name="T15"> </text:span><text:span text:style-name="T16"><text:line-break/></text:span></text:p>
      <text:p text:style-name="P17">Physikalische Adresse = 16 * Segment + Offset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16 Bit (Segment) = 64 KBit</text:p>
          </table:table-cell>
          <table:table-cell table:style-name="TableCell28">
            <text:p text:style-name="P29">0 0 0 0 (4 Shift links)</text:p>
          </table:table-cell>
        </table:table-row>
        <table:table-row table:style-name="TableRow30">
          <table:table-cell table:style-name="TableCell31">
            <text:p text:style-name="P32">+</text:p>
          </table:table-cell>
          <table:table-cell table:style-name="TableCell33">
            <text:p text:style-name="P34">0 0 0 0</text:p>
          </table:table-cell>
          <table:table-cell table:style-name="TableCell35">
            <text:p text:style-name="P36">16 Bit (Offset)</text:p>
          </table:table-cell>
        </table:table-row>
        <table:table-row table:style-name="TableRow37">
          <table:table-cell table:style-name="TableCell38">
            <text:p text:style-name="P39">=</text:p>
          </table:table-cell>
          <table:table-cell table:style-name="TableCell40" table:number-columns-spanned="2">
            <text:p text:style-name="P41"><text:span text:style-name="T42">Physikalische Adresse</text:span></text:p>
          </table:table-cell>
          <table:covered-table-cell/>
        </table:table-row>
      </table:table>
      <text:p text:style-name="P43"/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F0000h</text:p>
          </table:table-cell>
          <table:table-cell table:style-name="TableCell52">
            <text:p text:style-name="P53">F000h</text:p>
          </table:table-cell>
          <table:table-cell table:style-name="TableCell54">
            <text:p text:style-name="P55">0h</text:p>
          </table:table-cell>
        </table:table-row>
        <table:table-row table:style-name="TableRow56">
          <table:table-cell table:style-name="TableCell57">
            <text:p text:style-name="P58">+</text:p>
          </table:table-cell>
          <table:table-cell table:style-name="TableCell59">
            <text:p text:style-name="P60">0h</text:p>
          </table:table-cell>
          <table:table-cell table:style-name="TableCell61">
            <text:p text:style-name="P62">1000h</text:p>
          </table:table-cell>
        </table:table-row>
        <table:table-row table:style-name="TableRow63">
          <table:table-cell table:style-name="TableCell64">
            <text:p text:style-name="P65"><text:span text:style-name="T66">Physikalische Adresse</text:span></text:p>
          </table:table-cell>
          <table:table-cell table:style-name="TableCell67" table:number-columns-spanned="2">
            <text:p text:style-name="P68">F1000h</text:p>
          </table:table-cell>
          <table:covered-table-cell/>
        </table:table-row>
      </table:table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A920h</text:p>
          </table:table-cell>
          <table:table-cell table:style-name="TableCell81">
            <text:p text:style-name="P82">0h</text:p>
          </table:table-cell>
        </table:table-row>
        <table:table-row table:style-name="TableRow83">
          <table:table-cell table:style-name="TableCell84">
            <text:p text:style-name="P85">+</text:p>
          </table:table-cell>
          <table:table-cell table:style-name="TableCell86">
            <text:p text:style-name="P87">0h</text:p>
          </table:table-cell>
          <table:table-cell table:style-name="TableCell88">
            <text:p text:style-name="P89">1000h</text:p>
          </table:table-cell>
        </table:table-row>
        <table:table-row table:style-name="TableRow90">
          <table:table-cell table:style-name="TableCell91">
            <text:p text:style-name="P92"><text:span text:style-name="T93">Physikalische Adresse</text:span></text:p>
          </table:table-cell>
          <table:table-cell table:style-name="TableCell94" table:number-columns-spanned="2">
            <text:p text:style-name="P95"/>
          </table:table-cell>
          <table:covered-table-cell/>
        </table:table-row>
      </table:table>
      <text:p text:style-name="P96"/>
      <text:p text:style-name="P97"/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A800h</text:p>
          </table:table-cell>
          <table:table-cell table:style-name="TableCell108">
            <text:p text:style-name="P109">0h</text:p>
          </table:table-cell>
        </table:table-row>
        <table:table-row table:style-name="TableRow110">
          <table:table-cell table:style-name="TableCell111">
            <text:p text:style-name="P112">+</text:p>
          </table:table-cell>
          <table:table-cell table:style-name="TableCell113">
            <text:p text:style-name="P114">0 h</text:p>
          </table:table-cell>
          <table:table-cell table:style-name="TableCell115">
            <text:p text:style-name="P116">1000h</text:p>
          </table:table-cell>
        </table:table-row>
        <table:table-row table:style-name="TableRow117">
          <table:table-cell table:style-name="TableCell118">
            <text:p text:style-name="P119"><text:span text:style-name="T120">Physikalische Adresse</text:span></text:p>
          </table:table-cell>
          <table:table-cell table:style-name="TableCell121" table:number-columns-spanned="2">
            <text:p text:style-name="P122"/>
          </table:table-cell>
          <table:covered-table-cell/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A800h</text:p>
          </table:table-cell>
          <table:table-cell table:style-name="TableCell134">
            <text:p text:style-name="P135">0h</text:p>
          </table:table-cell>
        </table:table-row>
        <table:table-row table:style-name="TableRow136">
          <table:table-cell table:style-name="TableCell137">
            <text:p text:style-name="P138">+</text:p>
          </table:table-cell>
          <table:table-cell table:style-name="TableCell139">
            <text:p text:style-name="P140">0 h</text:p>
          </table:table-cell>
          <table:table-cell table:style-name="TableCell141">
            <text:p text:style-name="P142">1DBCh</text:p>
          </table:table-cell>
        </table:table-row>
        <table:table-row table:style-name="TableRow143">
          <table:table-cell table:style-name="TableCell144">
            <text:p text:style-name="P145"><text:span text:style-name="T146">Physikalische Adresse</text:span></text:p>
          </table:table-cell>
          <table:table-cell table:style-name="TableCell147" table:number-columns-spanned="2">
            <text:p text:style-name="P148"/>
          </table:table-cell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 table:number-columns-spanned="2">
            <text:p text:style-name="P153"/>
          </table:table-cell>
          <table:covered-table-cell/>
        </table:table-row>
      </table:table>
      <text:p text:style-name="P154"/>
      <text:p text:style-name="P155"/>
      <text:p text:style-name="P156"/>
      <text:p text:style-name="P157">Verhalten des Caches beim schreiben (Verdrängungsverfahren):</text:p>
      <text:list text:style-name="LFO1" text:continue-numbering="true">
        <text:list-item>
          <text:p text:style-name="P158"><text:span text:style-name="T159">First In First Out (Fifo)<text:s/></text:span>Der älteste Eintrag wird verdrängt.</text:p>
        </text:list-item>
        <text:list-item>
          <text:p text:style-name="P160"><text:span text:style-name="T161">Least Recently Used (LRU)<text:s/></text:span>Der Eintrag, der am längsten nicht verwendet wird, wird verdrängt.</text:p>
        </text:list-item>
        <text:list-item>
          <text:p text:style-name="P162"><text:span text:style-name="T163">Least Frequently Used (LFU)<text:s/></text:span>Der Eintrag, der am seltensten genutzt wird, wird verdrängt.</text:p>
        </text:list-item>
        <text:list-item>
          <text:p text:style-name="P164"><text:span text:style-name="T165">Random</text:span><text:s/>Nach eine Zufallswert wird ein Element aus dem Cache entfernt. (Geringer Stromverbrauch)</text:p>
        </text:list-item>
        <text:list-item>
          <text:p text:style-name="P166"><text:span text:style-name="T167">CLOCK</text:span><text:s/>Die Daten werden nach einer Miss und Zeitwert bewertet<text:s/></text:p>
        </text:list-item>
        <text:list-item>
          <text:p text:style-name="P168"><text:span text:style-name="T169">Statistik</text:span><text:s/>Mit dem Einzug der Statistik in der moderne Datenverarbeitung KI, usw. werden entsprechende Verfahren zur Cachesteuerung verwendet. Es werden hiermit spekulativ Daten geladen.</text:p>
        </text:list-item>
      </text:list>
      <text:p text:style-name="P170">Die gebräuchlichsten sind:</text:p>
      <text:p text:style-name="P171">•<text:tab/>T = Type:<text:s/><text:line-break/>handelt es sich um Daten oder Instruktion</text:p>
      <text:p text:style-name="P172">•<text:tab/>V = Valid:<text:line-break/>Sind die Daten im Cache noch gültig oder haben diese sich in der Zwischenzeit geändert. Hiermit kann ich auch einen Cache leeren.</text:p>
      <text:p text:style-name="P173">•<text:tab/>L = Lock:<text:s/><text:line-break/>Sperrt die Code/Daten im Cache, damit diese nicht geändert oder flushed werden.<text:s/></text:p>
      <text:p text:style-name="P174">•<text:tab/>D = Dirty:<text:s/><text:line-break/>Markiert Daten die geschrieben werden müssen und noch nicht mit dem RAM synchronisiert wurden.</text:p>
      <text:p text:style-name="P175"/>
      <text:p text:style-name="P176">Fully Associative Cache</text:p>
      <text:p text:style-name="P177"/>
      <text:p text:style-name="P178">Var1 := 10; =&gt; Adresse AF11h</text:p>
      <text:p text:style-name="P179">Var2 := 5; =&gt; Adresse BC12h</text:p>
      <text:p text:style-name="P180">Var3 := 6; =&gt; Adresse CF10h</text:p>
      <text:p text:style-name="P181">Var4 := 0; =&gt; Adresse DF10h (1)</text:p>
      <text:p text:style-name="P182">Var5 := 0; =&gt; Adresse AD11h</text:p>
      <text:p text:style-name="P183">Var6 := 0; =&gt; Adresse CD00h (2)</text:p>
      <text:p text:style-name="P184"/>
      <text:p text:style-name="P185">Var4 := Var2 + Var1; (3) Was fällt auf?<text:s/></text:p>
      <text:p text:style-name="P186">Var5 := Var3 + Var2; (4) Was fallt auf?</text:p>
      <text:p text:style-name="P187">Var6 := Var5 +Var4; (5) Was fällt auf?</text:p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(1)</text:p>
          </table:table-cell>
          <table:table-cell table:style-name="TableCell198">
            <text:p text:style-name="P199">11</text:p>
          </table:table-cell>
          <table:table-cell table:style-name="TableCell200">
            <text:p text:style-name="P201">10</text:p>
          </table:table-cell>
          <table:table-cell table:style-name="TableCell202">
            <text:p text:style-name="P203">01</text:p>
          </table:table-cell>
          <table:table-cell table:style-name="TableCell204">
            <text:p text:style-name="P205">00</text:p>
          </table:table-cell>
        </table:table-row>
        <table:table-row table:style-name="TableRow206">
          <table:table-cell table:style-name="TableCell207">
            <text:p text:style-name="P208">AF1 00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>A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BC1 00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5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CF1 00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6</text:p>
          </table:table-cell>
        </table:table-row>
        <table:table-row table:style-name="TableRow239">
          <table:table-cell table:style-name="TableCell240">
            <text:p text:style-name="P241">DF1 00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0</text:p>
          </table:table-cell>
        </table:table-row>
      </table:table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(2)</text:p>
          </table:table-cell>
          <table:table-cell table:style-name="TableCell260">
            <text:p text:style-name="P261">11</text:p>
          </table:table-cell>
          <table:table-cell table:style-name="TableCell262">
            <text:p text:style-name="P263">10</text:p>
          </table:table-cell>
          <table:table-cell table:style-name="TableCell264">
            <text:p text:style-name="P265">01</text:p>
          </table:table-cell>
          <table:table-cell table:style-name="TableCell266">
            <text:p text:style-name="P267">00</text:p>
          </table:table-cell>
        </table:table-row>
        <table:table-row table:style-name="TableRow268">
          <table:table-cell table:style-name="TableCell269">
            <text:p text:style-name="P270">AD1 00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CD0 00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0</text:p>
          </table:table-cell>
        </table:table-row>
        <table:table-row table:style-name="TableRow290">
          <table:table-cell table:style-name="TableCell291">
            <text:p text:style-name="P292">CF1 00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6</text:p>
          </table:table-cell>
        </table:table-row>
        <table:table-row table:style-name="TableRow301">
          <table:table-cell table:style-name="TableCell302">
            <text:p text:style-name="P303">DF1 00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0</text:p>
          </table:table-cell>
        </table:table-row>
      </table:table>
      <text:p text:style-name="P312"/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(3)</text:p>
          </table:table-cell>
          <table:table-cell table:style-name="TableCell322">
            <text:p text:style-name="P323">11</text:p>
          </table:table-cell>
          <table:table-cell table:style-name="TableCell324">
            <text:p text:style-name="P325">10</text:p>
          </table:table-cell>
          <table:table-cell table:style-name="TableCell326">
            <text:p text:style-name="P327">01</text:p>
          </table:table-cell>
          <table:table-cell table:style-name="TableCell328">
            <text:p text:style-name="P329">00</text:p>
          </table:table-cell>
        </table:table-row>
        <table:table-row table:style-name="TableRow330">
          <table:table-cell table:style-name="TableCell331">
            <text:p text:style-name="P332">BC1 00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5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CD0 00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0</text:p>
          </table:table-cell>
        </table:table-row>
        <table:table-row table:style-name="TableRow352">
          <table:table-cell table:style-name="TableCell353">
            <text:p text:style-name="P354">AF1 00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A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DF1 00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F</text:p>
          </table:table-cell>
        </table:table-row>
      </table:table>
      <text:p text:style-name="P374"/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(4)</text:p>
          </table:table-cell>
          <table:table-cell table:style-name="TableCell384">
            <text:p text:style-name="P385">11</text:p>
          </table:table-cell>
          <table:table-cell table:style-name="TableCell386">
            <text:p text:style-name="P387">10</text:p>
          </table:table-cell>
          <table:table-cell table:style-name="TableCell388">
            <text:p text:style-name="P389">01</text:p>
          </table:table-cell>
          <table:table-cell table:style-name="TableCell390">
            <text:p text:style-name="P391">00</text:p>
          </table:table-cell>
        </table:table-row>
        <table:table-row table:style-name="TableRow392">
          <table:table-cell table:style-name="TableCell393">
            <text:p text:style-name="P394">BC1 00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5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CF1 00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6</text:p>
          </table:table-cell>
        </table:table-row>
        <table:table-row table:style-name="TableRow414">
          <table:table-cell table:style-name="TableCell415">
            <text:p text:style-name="P416">AF1 00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>A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AD1 00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>B</text:p>
          </table:table-cell>
          <table:table-cell table:style-name="TableCell434">
            <text:p text:style-name="P435"/>
          </table:table-cell>
        </table:table-row>
      </table:table>
      <text:p text:style-name="P436"/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(5)</text:p>
          </table:table-cell>
          <table:table-cell table:style-name="TableCell446">
            <text:p text:style-name="P447">11</text:p>
          </table:table-cell>
          <table:table-cell table:style-name="TableCell448">
            <text:p text:style-name="P449">10</text:p>
          </table:table-cell>
          <table:table-cell table:style-name="TableCell450">
            <text:p text:style-name="P451">01</text:p>
          </table:table-cell>
          <table:table-cell table:style-name="TableCell452">
            <text:p text:style-name="P453">00</text:p>
          </table:table-cell>
        </table:table-row>
        <table:table-row table:style-name="TableRow454">
          <table:table-cell table:style-name="TableCell455">
            <text:p text:style-name="P456">CD0 00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>FB</text:p>
          </table:table-cell>
        </table:table-row>
        <table:table-row table:style-name="TableRow465">
          <table:table-cell table:style-name="TableCell466">
            <text:p text:style-name="P467">CF1 00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>6</text:p>
          </table:table-cell>
        </table:table-row>
        <table:table-row table:style-name="TableRow476">
          <table:table-cell table:style-name="TableCell477">
            <text:p text:style-name="P478">DF1 00</text:p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>F</text:p>
          </table:table-cell>
        </table:table-row>
        <table:table-row table:style-name="TableRow487">
          <table:table-cell table:style-name="TableCell488">
            <text:p text:style-name="P489">AD1 00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>B</text:p>
          </table:table-cell>
          <table:table-cell table:style-name="TableCell496">
            <text:p text:style-name="P497"/>
          </table:table-cell>
        </table:table-row>
      </table:table>
      <text:p text:style-name="P498"/>
      <text:p text:style-name="P499">Schleife Begin</text:p>
      <text:p text:style-name="P500">Var4 := Var2 + Var1; <text:s/>Was fällt auf?<text:s/></text:p>
      <text:p text:style-name="P501">Var5 := Var3 + Var2; Was fallt auf?</text:p>
      <text:p text:style-name="P502">Var6 := Var6 + Var5 + Var4; Was fällt auf?</text:p>
      <text:p text:style-name="P503">Schleife Ende (Frage was für ein Problem wird hier sichtbar?)</text:p>
      <text:p text:style-name="P504">Speicheradressen der Variablen näher zusammenbringen</text:p>
      <text:p text:style-name="P505"/>
      <text:p text:style-name="P506"/>
      <text:p text:style-name="P507"/>
      <text:p text:style-name="P508">Optimierte Speicheradressen:</text:p>
      <text:p text:style-name="P509"/>
      <text:p text:style-name="P510">Var1 := 10; =&gt; Adresse AF10h</text:p>
      <text:p text:style-name="P511">Var2 := 5; =&gt; Adresse AF11h</text:p>
      <text:p text:style-name="P512">Var3 := 6; =&gt; Adresse AF12h</text:p>
      <text:p text:style-name="P513">Var4 := 0; =&gt; Adresse AF13h</text:p>
      <text:p text:style-name="P514">Var5 := 0; =&gt; Adresse AD10h</text:p>
      <text:p text:style-name="P515">Var6 := 0; =&gt; Adresse AD11h</text:p>
      <text:p text:style-name="P516"/>
      <text:p text:style-name="P517">Var4 := Var2 + Var1; (3) Was fällt auf?<text:s/></text:p>
      <text:p text:style-name="P518">Var5 := Var3 + Var2; (4) Was fallt auf?</text:p>
      <text:p text:style-name="P519">Var6 := Var5 +Var4; (5) Was fällt auf?</text:p>
      <text:p text:style-name="P520"/>
      <text:p text:style-name="P521"/>
      <text:p text:style-name="P522"/>
      <table:table table:style-name="Table523">
        <table:table-columns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(6)</text:p>
          </table:table-cell>
          <table:table-cell table:style-name="TableCell532">
            <text:p text:style-name="P533">11</text:p>
          </table:table-cell>
          <table:table-cell table:style-name="TableCell534">
            <text:p text:style-name="P535">10</text:p>
          </table:table-cell>
          <table:table-cell table:style-name="TableCell536">
            <text:p text:style-name="P537">01</text:p>
          </table:table-cell>
          <table:table-cell table:style-name="TableCell538">
            <text:p text:style-name="P539">00</text:p>
          </table:table-cell>
        </table:table-row>
        <table:table-row table:style-name="TableRow540">
          <table:table-cell table:style-name="TableCell541">
            <text:p text:style-name="P542">AF1 00</text:p>
          </table:table-cell>
          <table:table-cell table:style-name="TableCell543">
            <text:p text:style-name="P544">0</text:p>
          </table:table-cell>
          <table:table-cell table:style-name="TableCell545">
            <text:p text:style-name="P546">6</text:p>
          </table:table-cell>
          <table:table-cell table:style-name="TableCell547">
            <text:p text:style-name="P548">5</text:p>
          </table:table-cell>
          <table:table-cell table:style-name="TableCell549">
            <text:p text:style-name="P550">A</text:p>
          </table:table-cell>
        </table:table-row>
        <table:table-row table:style-name="TableRow551">
          <table:table-cell table:style-name="TableCell552">
            <text:p text:style-name="P553">AD1 00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0</text:p>
          </table:table-cell>
          <table:table-cell table:style-name="TableCell560">
            <text:p text:style-name="P561">0</text:p>
          </table:table-cell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</table:table>
      <text:p text:style-name="P584"/>
      <text:soft-page-break/>
      <text:p text:style-name="P585"><text:span text:style-name="T586">Direct Mapped Caches</text:span></text:p>
      <text:p text:style-name="P587">Var1 := A; =&gt; Adresse AF15h   <text:s/><text:s text:c="6"/>AF1 0101</text:p>
      <text:p text:style-name="P588">Var2 := 5; =&gt; Adresse BC1Ah   <text:s/><text:s text:c="3"/> <text:s text:c="2"/>BC1 1010</text:p>
      <text:p text:style-name="P589">Var3 := 6; =&gt; Adresse CF10h     <text:s text:c="6"/>CF1 0000</text:p>
      <text:p text:style-name="P590"><text:span text:style-name="T591">Var4 := 0; =&gt; Adresse DF1</text:span><text:span text:style-name="T592">C</text:span><text:span text:style-name="T593">h<text:s/></text:span><text:span text:style-name="T594">(1)</text:span><text:span text:style-name="T595"> <text:s/></text:span><text:span text:style-name="T596"><text:s text:c="2"/></text:span><text:span text:style-name="T597">DF1 1100</text:span></text:p>
      <text:p text:style-name="P598">Var5 := 0; =&gt; Adresse AD11h<text:s/><text:s text:c="9"/>AD1 0001</text:p>
      <text:p text:style-name="P599"><text:span text:style-name="T600">Var6 := 0; =&gt; Adresse CD0</text:span><text:span text:style-name="T601">C</text:span><text:span text:style-name="T602">h<text:s/></text:span><text:span text:style-name="T603">(2)</text:span><text:span text:style-name="T604"> </text:span><text:span text:style-name="T605"><text:s text:c="3"/></text:span><text:span text:style-name="T606">CD0 1100</text:span></text:p>
      <text:p text:style-name="P607"/>
      <text:p text:style-name="P608">Var4 := Var2 + Var1;<text:s/></text:p>
      <text:p text:style-name="P609">Var5 := Var3 + Var2;<text:s/></text:p>
      <text:p text:style-name="P610">Var6 := Var5 +Var4; (3) Was fällt auf?</text:p>
      <text:p text:style-name="P611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Tag (1)</text:p>
          </table:table-cell>
          <table:table-cell table:style-name="TableCell622" table:number-rows-spanned="2">
            <text:p text:style-name="P623">LineID</text:p>
          </table:table-cell>
          <table:table-cell table:style-name="TableCell624" table:number-columns-spanned="4">
            <text:p text:style-name="P625">BlockID</text:p>
          </table:table-cell>
          <table:covered-table-cell/>
          <table:covered-table-cell/>
          <table:covered-table-cell/>
        </table:table-row>
        <table:table-row table:style-name="TableRow626">
          <table:table-cell table:style-name="TableCell627">
            <text:p text:style-name="P628"/>
          </table:table-cell>
          <table:covered-table-cell>
            <text:p text:style-name="P629"/>
          </table:covered-table-cell>
          <table:table-cell table:style-name="TableCell630">
            <text:p text:style-name="P631">11</text:p>
          </table:table-cell>
          <table:table-cell table:style-name="TableCell632">
            <text:p text:style-name="P633">10</text:p>
          </table:table-cell>
          <table:table-cell table:style-name="TableCell634">
            <text:p text:style-name="P635">01</text:p>
          </table:table-cell>
          <table:table-cell table:style-name="TableCell636">
            <text:p text:style-name="P637">00</text:p>
          </table:table-cell>
        </table:table-row>
        <table:table-row table:style-name="TableRow638">
          <table:table-cell table:style-name="TableCell639">
            <text:p text:style-name="P640">CF1</text:p>
          </table:table-cell>
          <table:table-cell table:style-name="TableCell641">
            <text:p text:style-name="P642">00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0</text:p>
          </table:table-cell>
        </table:table-row>
        <table:table-row table:style-name="TableRow651">
          <table:table-cell table:style-name="TableCell652">
            <text:p text:style-name="P653">AF1</text:p>
          </table:table-cell>
          <table:table-cell table:style-name="TableCell654">
            <text:p text:style-name="P655">01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>A</text:p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BC1</text:p>
          </table:table-cell>
          <table:table-cell table:style-name="TableCell667">
            <text:p text:style-name="P668">10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5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DF1</text:p>
          </table:table-cell>
          <table:table-cell table:style-name="TableCell680">
            <text:p text:style-name="P681">11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>0</text:p>
          </table:table-cell>
        </table:table-row>
      </table:table>
      <text:p text:style-name="P690"/>
      <text:p text:style-name="P691"/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p text:style-name="P701">Tag (2)</text:p>
          </table:table-cell>
          <table:table-cell table:style-name="TableCell702" table:number-rows-spanned="2">
            <text:p text:style-name="P703">LineID</text:p>
          </table:table-cell>
          <table:table-cell table:style-name="TableCell704" table:number-columns-spanned="4">
            <text:p text:style-name="P705">BlockID</text:p>
          </table:table-cell>
          <table:covered-table-cell/>
          <table:covered-table-cell/>
          <table:covered-table-cell/>
        </table:table-row>
        <table:table-row table:style-name="TableRow706">
          <table:table-cell table:style-name="TableCell707">
            <text:p text:style-name="P708"/>
          </table:table-cell>
          <table:covered-table-cell>
            <text:p text:style-name="P709"/>
          </table:covered-table-cell>
          <table:table-cell table:style-name="TableCell710">
            <text:p text:style-name="P711">11</text:p>
          </table:table-cell>
          <table:table-cell table:style-name="TableCell712">
            <text:p text:style-name="P713">10</text:p>
          </table:table-cell>
          <table:table-cell table:style-name="TableCell714">
            <text:p text:style-name="P715">01</text:p>
          </table:table-cell>
          <table:table-cell table:style-name="TableCell716">
            <text:p text:style-name="P717">00</text:p>
          </table:table-cell>
        </table:table-row>
        <table:table-row table:style-name="TableRow718">
          <table:table-cell table:style-name="TableCell719">
            <text:p text:style-name="P720">AD1</text:p>
          </table:table-cell>
          <table:table-cell table:style-name="TableCell721">
            <text:p text:style-name="P722">00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>0</text:p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AF1</text:p>
          </table:table-cell>
          <table:table-cell table:style-name="TableCell734">
            <text:p text:style-name="P735">01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>A</text:p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BC1</text:p>
          </table:table-cell>
          <table:table-cell table:style-name="TableCell747">
            <text:p text:style-name="P748">10</text:p>
          </table:table-cell>
          <table:table-cell table:style-name="TableCell749">
            <text:p text:style-name="P750"/>
          </table:table-cell>
          <table:table-cell table:style-name="TableCell751">
            <text:p text:style-name="P752">5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CD0</text:p>
          </table:table-cell>
          <table:table-cell table:style-name="TableCell760">
            <text:p text:style-name="P761">11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>0</text:p>
          </table:table-cell>
        </table:table-row>
      </table:table>
      <text:p text:style-name="P770"/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Tag (3)</text:p>
          </table:table-cell>
          <table:table-cell table:style-name="TableCell781" table:number-rows-spanned="2">
            <text:p text:style-name="P782">LineID</text:p>
          </table:table-cell>
          <table:table-cell table:style-name="TableCell783" table:number-columns-spanned="4">
            <text:p text:style-name="P784">BlockID</text:p>
          </table:table-cell>
          <table:covered-table-cell/>
          <table:covered-table-cell/>
          <table:covered-table-cell/>
        </table:table-row>
        <table:table-row table:style-name="TableRow785">
          <table:table-cell table:style-name="TableCell786">
            <text:p text:style-name="P787"/>
          </table:table-cell>
          <table:covered-table-cell>
            <text:p text:style-name="P788"/>
          </table:covered-table-cell>
          <table:table-cell table:style-name="TableCell789">
            <text:p text:style-name="P790">11</text:p>
          </table:table-cell>
          <table:table-cell table:style-name="TableCell791">
            <text:p text:style-name="P792">10</text:p>
          </table:table-cell>
          <table:table-cell table:style-name="TableCell793">
            <text:p text:style-name="P794">01</text:p>
          </table:table-cell>
          <table:table-cell table:style-name="TableCell795">
            <text:p text:style-name="P796">00</text:p>
          </table:table-cell>
        </table:table-row>
        <table:table-row table:style-name="TableRow797">
          <table:table-cell table:style-name="TableCell798">
            <text:p text:style-name="P799">AD1</text:p>
          </table:table-cell>
          <table:table-cell table:style-name="TableCell800">
            <text:p text:style-name="P801">00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>B</text:p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AF1</text:p>
          </table:table-cell>
          <table:table-cell table:style-name="TableCell813">
            <text:p text:style-name="P814">01</text:p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>A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BC1</text:p>
          </table:table-cell>
          <table:table-cell table:style-name="TableCell826">
            <text:p text:style-name="P827">10</text:p>
          </table:table-cell>
          <table:table-cell table:style-name="TableCell828">
            <text:p text:style-name="P829"/>
          </table:table-cell>
          <table:table-cell table:style-name="TableCell830">
            <text:p text:style-name="P831">5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  <table:table-row table:style-name="TableRow836">
          <table:table-cell table:style-name="TableCell837">
            <text:p text:style-name="P838">CD0</text:p>
          </table:table-cell>
          <table:table-cell table:style-name="TableCell839">
            <text:p text:style-name="P840">11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>1A</text:p>
          </table:table-cell>
        </table:table-row>
      </table:table>
      <text:p text:style-name="P849"/>
      <text:p text:style-name="P850"/>
      <text:p text:style-name="P851">Set-Associative Caches</text:p>
      <text:p text:style-name="P852"/>
      <text:p text:style-name="P853">Var1 := A; =&gt; Adresse AF15h   <text:s/><text:s text:c="6"/>AF1 0101</text:p>
      <text:p text:style-name="P854">Var2 := 5; =&gt; Adresse BC1Ah   <text:s/><text:s text:c="3"/> <text:s text:c="2"/>BC1 1010</text:p>
      <text:p text:style-name="P855">Var3 := 6; =&gt; Adresse CF10h     <text:s text:c="6"/>CF1 0000</text:p>
      <text:p text:style-name="P856"><text:span text:style-name="T857">Var4 := 0; =&gt; Adresse DF1Bh<text:s/></text:span><text:span text:style-name="T858"><text:s text:c="5"/></text:span><text:span text:style-name="T859"> <text:s/></text:span><text:span text:style-name="T860"><text:s text:c="2"/></text:span><text:span text:style-name="T861">DF1 1100</text:span></text:p>
      <text:p text:style-name="P862">Var5 := 0; =&gt; Adresse AD11h<text:s/><text:s text:c="9"/>AD1 0001</text:p>
      <text:p text:style-name="P863">Var6 := 0; =&gt; Adresse CD0Bh<text:s text:c="6"/> <text:s text:c="3"/>CD0 1011</text:p>
      <text:p text:style-name="P864"><text:span text:style-name="T865">Var7 := 0; =&gt; Adresse ED0Bh<text:s/></text:span><text:span text:style-name="T866">(</text:span><text:span text:style-name="T867">1</text:span><text:span text:style-name="T868">)</text:span><text:span text:style-name="T869"><text:s/></text:span><text:span text:style-name="T870"> </text:span><text:span text:style-name="T871"><text:s text:c="2"/>ED0 1011</text:span></text:p>
      <text:p text:style-name="P872"/>
      <text:p text:style-name="P873">Var4 := Var2 + Var1; <text:s/>Was fällt auf?<text:s/></text:p>
      <text:p text:style-name="P874">Var5 := Var3 + Var2; Was fallt auf?</text:p>
      <text:p text:style-name="P875">Var6 := Var5 +Var4; (2) Was fällt auf?</text:p>
      <text:p text:style-name="P876"/>
      <text:p text:style-name="P877"/>
      <table:table table:style-name="Table878">
        <table:table-columns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Tag (1)</text:p>
          </table:table-cell>
          <table:table-cell table:style-name="TableCell888" table:number-rows-spanned="2">
            <text:p text:style-name="P889">LineID</text:p>
          </table:table-cell>
          <table:table-cell table:style-name="TableCell890" table:number-columns-spanned="4">
            <text:p text:style-name="P891">BlockID</text:p>
          </table:table-cell>
          <table:covered-table-cell/>
          <table:covered-table-cell/>
          <table:covered-table-cell/>
        </table:table-row>
        <table:table-row table:style-name="TableRow892">
          <table:table-cell table:style-name="TableCell893">
            <text:p text:style-name="P894"/>
          </table:table-cell>
          <table:covered-table-cell>
            <text:p text:style-name="P895"/>
          </table:covered-table-cell>
          <table:table-cell table:style-name="TableCell896">
            <text:p text:style-name="P897">11</text:p>
          </table:table-cell>
          <table:table-cell table:style-name="TableCell898">
            <text:p text:style-name="P899">10</text:p>
          </table:table-cell>
          <table:table-cell table:style-name="TableCell900">
            <text:p text:style-name="P901">01</text:p>
          </table:table-cell>
          <table:table-cell table:style-name="TableCell902">
            <text:p text:style-name="P903">00</text:p>
          </table:table-cell>
        </table:table-row>
        <table:table-row table:style-name="TableRow904">
          <table:table-cell table:style-name="TableCell905">
            <text:p text:style-name="P906">CF1</text:p>
          </table:table-cell>
          <table:table-cell table:style-name="TableCell907" table:number-rows-spanned="2">
            <text:p text:style-name="P908">00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>6</text:p>
          </table:table-cell>
        </table:table-row>
        <table:table-row table:style-name="TableRow917">
          <table:table-cell table:style-name="TableCell918">
            <text:p text:style-name="P919">AD1</text:p>
          </table:table-cell>
          <table:covered-table-cell>
            <text:p text:style-name="P920"/>
          </table:covered-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>0</text:p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>AF1</text:p>
          </table:table-cell>
          <table:table-cell table:style-name="TableCell932" table:number-rows-spanned="2">
            <text:p text:style-name="P933">01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>A</text:p>
          </table:table-cell>
          <table:table-cell table:style-name="TableCell940">
            <text:p text:style-name="P941"/>
          </table:table-cell>
        </table:table-row>
        <table:table-row table:style-name="TableRow942">
          <table:table-cell table:style-name="TableCell943">
            <text:p text:style-name="P944"/>
          </table:table-cell>
          <table:covered-table-cell>
            <text:p text:style-name="P945"/>
          </table:covered-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ED0</text:p>
          </table:table-cell>
          <table:table-cell table:style-name="TableCell957" table:number-rows-spanned="2">
            <text:p text:style-name="P958">10</text:p>
          </table:table-cell>
          <table:table-cell table:style-name="TableCell959">
            <text:p text:style-name="P960">0</text:p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>
            <text:p text:style-name="P969">CD0</text:p>
          </table:table-cell>
          <table:covered-table-cell>
            <text:p text:style-name="P970"/>
          </table:covered-table-cell>
          <table:table-cell table:style-name="TableCell971">
            <text:p text:style-name="P972">0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/>
          </table:table-cell>
          <table:table-cell table:style-name="TableCell982" table:number-rows-spanned="2">
            <text:p text:style-name="P983">11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/>
          </table:table-cell>
          <table:covered-table-cell>
            <text:p text:style-name="P995"/>
          </table:covered-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</table:table-row>
      </table:table>
      <text:p text:style-name="P1004"/>
      <text:p text:style-name="P1005"/>
      <table:table table:style-name="Table1006">
        <table:table-columns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>
            <text:p text:style-name="P1015">Tag (2)</text:p>
          </table:table-cell>
          <table:table-cell table:style-name="TableCell1016" table:number-rows-spanned="2">
            <text:p text:style-name="P1017">LineID</text:p>
          </table:table-cell>
          <table:table-cell table:style-name="TableCell1018" table:number-columns-spanned="4">
            <text:p text:style-name="P1019">BlockID</text:p>
          </table:table-cell>
          <table:covered-table-cell/>
          <table:covered-table-cell/>
          <table:covered-table-cell/>
        </table:table-row>
        <table:table-row table:style-name="TableRow1020">
          <table:table-cell table:style-name="TableCell1021">
            <text:p text:style-name="P1022"/>
          </table:table-cell>
          <table:covered-table-cell>
            <text:p text:style-name="P1023"/>
          </table:covered-table-cell>
          <table:table-cell table:style-name="TableCell1024">
            <text:p text:style-name="P1025">11</text:p>
          </table:table-cell>
          <table:table-cell table:style-name="TableCell1026">
            <text:p text:style-name="P1027">10</text:p>
          </table:table-cell>
          <table:table-cell table:style-name="TableCell1028">
            <text:p text:style-name="P1029">01</text:p>
          </table:table-cell>
          <table:table-cell table:style-name="TableCell1030">
            <text:p text:style-name="P1031">00</text:p>
          </table:table-cell>
        </table:table-row>
        <table:table-row table:style-name="TableRow1032">
          <table:table-cell table:style-name="TableCell1033">
            <text:p text:style-name="P1034">CF1</text:p>
          </table:table-cell>
          <table:table-cell table:style-name="TableCell1035" table:number-rows-spanned="4">
            <text:p text:style-name="P1036">00</text:p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>6</text:p>
          </table:table-cell>
        </table:table-row>
        <table:table-row table:style-name="TableRow1045">
          <table:table-cell table:style-name="TableCell1046">
            <text:p text:style-name="P1047">AD1</text:p>
          </table:table-cell>
          <table:covered-table-cell>
            <text:p text:style-name="P1048"/>
          </table:covered-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>B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/>
          </table:table-cell>
          <table:covered-table-cell>
            <text:p text:style-name="P1060"/>
          </table:covered-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P1071"/>
          </table:table-cell>
          <table:covered-table-cell>
            <text:p text:style-name="P1072"/>
          </table:covered-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p text:style-name="P1083">AF1</text:p>
          </table:table-cell>
          <table:table-cell table:style-name="TableCell1084" table:number-rows-spanned="4">
            <text:p text:style-name="P1085">01</text:p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>A</text:p>
          </table:table-cell>
          <table:table-cell table:style-name="TableCell1092">
            <text:p text:style-name="P1093"/>
          </table:table-cell>
        </table:table-row>
        <table:table-row table:style-name="TableRow1094">
          <table:table-cell table:style-name="TableCell1095">
            <text:p text:style-name="P1096"/>
          </table:table-cell>
          <table:covered-table-cell>
            <text:p text:style-name="P1097"/>
          </table:covered-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</table:table-row>
        <table:table-row table:style-name="TableRow1106">
          <table:table-cell table:style-name="TableCell1107">
            <text:p text:style-name="P1108"/>
          </table:table-cell>
          <table:covered-table-cell>
            <text:p text:style-name="P1109"/>
          </table:covered-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</table:table-row>
        <table:table-row table:style-name="TableRow1118">
          <table:table-cell table:style-name="TableCell1119">
            <text:p text:style-name="P1120"/>
          </table:table-cell>
          <table:covered-table-cell>
            <text:p text:style-name="P1121"/>
          </table:covered-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</table:table-row>
        <table:table-row table:style-name="TableRow1130">
          <table:table-cell table:style-name="TableCell1131">
            <text:p text:style-name="P1132">BC1</text:p>
          </table:table-cell>
          <table:table-cell table:style-name="TableCell1133" table:number-rows-spanned="4">
            <text:p text:style-name="P1134">10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>5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</table:table-row>
        <table:table-row table:style-name="TableRow1143">
          <table:table-cell table:style-name="TableCell1144">
            <text:p text:style-name="P1145">ED0</text:p>
          </table:table-cell>
          <table:covered-table-cell>
            <text:p text:style-name="P1146"/>
          </table:covered-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>0</text:p>
          </table:table-cell>
        </table:table-row>
        <table:table-row table:style-name="TableRow1155">
          <table:table-cell table:style-name="TableCell1156">
            <text:p text:style-name="P1157">CD0</text:p>
          </table:table-cell>
          <table:covered-table-cell>
            <text:p text:style-name="P1158"/>
          </table:covered-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>1A</text:p>
          </table:table-cell>
        </table:table-row>
        <table:table-row table:style-name="TableRow1167">
          <table:table-cell table:style-name="TableCell1168">
            <text:p text:style-name="P1169">DF1</text:p>
          </table:table-cell>
          <table:covered-table-cell>
            <text:p text:style-name="P1170"/>
          </table:covered-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>F</text:p>
          </table:table-cell>
        </table:table-row>
        <table:table-row table:style-name="TableRow1179">
          <table:table-cell table:style-name="TableCell1180">
            <text:p text:style-name="P1181"/>
          </table:table-cell>
          <table:table-cell table:style-name="TableCell1182" table:number-rows-spanned="4">
            <text:p text:style-name="P1183">11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</table:table-row>
        <table:table-row table:style-name="TableRow1192">
          <table:table-cell table:style-name="TableCell1193">
            <text:p text:style-name="P1194"/>
          </table:table-cell>
          <table:covered-table-cell>
            <text:p text:style-name="P1195"/>
          </table:covered-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</table:table-row>
        <table:table-row table:style-name="TableRow1204">
          <table:table-cell table:style-name="TableCell1205">
            <text:p text:style-name="P1206"/>
          </table:table-cell>
          <table:covered-table-cell>
            <text:p text:style-name="P1207"/>
          </table:covered-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/>
          </table:table-cell>
          <table:covered-table-cell>
            <text:p text:style-name="P1219"/>
          </table:covered-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</table:table-row>
      </table:table>
      <text:p text:style-name="P1228"/>
      <text:p text:style-name="P1229">Schleife Begin</text:p>
      <text:p text:style-name="P1230">Var4 := Var2 + Var1; <text:s/>Was fällt auf?<text:s/></text:p>
      <text:p text:style-name="P1231">Var5 := Var3 + Var2; Was fallt auf?</text:p>
      <text:p text:style-name="P1232">Var6 := Var6 + Var5 + Var4; Was fällt auf?</text:p>
      <text:soft-page-break/>
      <text:p text:style-name="P1233">Schleife Ende (Frage was für ein Problem wird hier sichtbar?)</text:p>
      <text:p text:style-name="P1234"/>
      <text:p text:style-name="P1235"/>
      <text:p text:style-name="P1236"/>
      <text:p text:style-name="P1237"/>
      <text:p text:style-name="P1238"><text:span text:style-name="T1239">Wir hatten in Kapitel 3 von RISC I:</text:span><text:span text:style-name="T1240"><text:line-break/></text:span><text:a xlink:href="https://www2.eecs.berkeley.edu/Pubs/TechRpts/1982/CSD-82-106.pdf" office:target-frame-name="_top" xlink:show="replace"><text:span text:style-name="Hyperlink">CSD-82-106.pdf (berkeley.edu)</text:span></text:a><text:line-break/>gesehen, das hier mit einer Hierarchie von Registern gearbeitet wurde.<text:s/><text:line-break/>Auf Seite 11 im Block zum Ende von Kapitel 5 wurde das Thema Cache eingeführt.<text:line-break/>Können Sie sich vorstellen, warum sich Register mit Generell Use durchgesetzt haben?</text:p>
      <text:p text:style-name="P1241"/>
      <text:p text:style-name="P1242"/>
      <text:p text:style-name="P1243"/>
      <text:p text:style-name="P1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MTI10" svg:font-family="CMTI10" style:font-family-generic="system"/>
    <style:font-face style:name="CMR10" svg:font-family="CMR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nd Dietrich</meta:initial-creator>
    <dc:creator>Val Richter</dc:creator>
    <meta:creation-date>2023-05-21T12:33:00Z</meta:creation-date>
    <dc:date>2023-05-30T12:20:00Z</dc:date>
    <meta:template xlink:href="Normal" xlink:type="simple"/>
    <meta:editing-cycles>9</meta:editing-cycles>
    <meta:editing-duration>PT0S</meta:editing-duration>
    <meta:document-statistic meta:page-count="8" meta:paragraph-count="9" meta:word-count="686" meta:character-count="5000" meta:row-count="36" meta:non-whitespace-character-count="4323"/>
  </office:meta>
</office:document-meta>
</file>